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9754" officeooo:paragraph-rsid="001e97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lut, C’est Ukko enfin moi et mes copain vous êtes dans mon </text:p>
      <text:p text:style-name="P1">Application et je vais vous raconter l’histoire de moi est de mes copain. </text:p>
      <text:p text:style-name="P1">Déjà j’ai 4 copain dont 2 de ma famille.</text:p>
      <text:p text:style-name="P1">Le premier se nomme Volt c’est mon demi frère </text:p>
      <text:p text:style-name="P1">et la deuxième c’est Sultane ma demie sœur.</text:p>
      <text:p text:style-name="P1">Puis les deux autre ce sont Herta oui, oui </text:p>
      <text:p text:style-name="P1">comme les saussaies enfin elle a plutôt le </text:p>
      <text:p text:style-name="P1">physique d’une table basse.</text:p>
      <text:p text:style-name="P1">Puis Enfin Ulysse du 36 pas du 31 ! Hein !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18:38:12.539811500</meta:creation-date>
    <dc:date>2025-09-01T18:45:42.272959000</dc:date>
    <meta:editing-duration>PT7M32S</meta:editing-duration>
    <meta:editing-cycles>1</meta:editing-cycles>
    <meta:document-statistic meta:table-count="0" meta:image-count="0" meta:object-count="0" meta:page-count="1" meta:paragraph-count="9" meta:word-count="83" meta:character-count="419" meta:non-whitespace-character-count="340"/>
    <meta:generator>LibreOffice/25.2.4.3$Windows_X86_64 LibreOffice_project/33e196637044ead23f5c3226cde09b47731f7e27</meta:generator>
  </office:meta>
</office:document-meta>
</file>